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f93c7" draw:textarea-horizontal-align="justify" draw:textarea-vertical-align="top" draw:auto-grow-height="false" fo:min-height="5.754cm" fo:min-width="4.95cm"/>
    </style:style>
    <style:style style:name="gr2" style:family="graphic" style:parent-style-name="standard">
      <style:graphic-properties svg:stroke-color="#000000" draw:fill-color="#dddddd" draw:textarea-horizontal-align="justify" draw:textarea-vertical-align="top" draw:auto-grow-height="false" fo:min-height="3.731cm" fo:min-width="4.676cm"/>
    </style:style>
    <style:style style:name="gr3" style:family="graphic" style:parent-style-name="standard">
      <style:graphic-properties svg:stroke-color="#000000" draw:fill-color="#dfcce4" draw:textarea-horizontal-align="justify" draw:textarea-vertical-align="top" draw:auto-grow-height="false" fo:min-height="6.862cm" fo:min-width="4.58cm"/>
    </style:style>
    <style:style style:name="gr4" style:family="graphic" style:parent-style-name="standard">
      <style:graphic-properties svg:stroke-color="#000000" draw:fill-color="#8ccfb7" draw:textarea-horizontal-align="justify" draw:textarea-vertical-align="top" draw:auto-grow-height="false" fo:min-height="5.749cm" fo:min-width="4.676cm"/>
    </style:style>
    <style:style style:name="gr5" style:family="graphic" style:parent-style-name="standard">
      <style:graphic-properties svg:stroke-width="0.081cm" svg:stroke-color="#ed1c24" draw:marker-start-width="0.321cm" draw:marker-end-width="0.321cm" draw:fill-color="#adc5e7" draw:textarea-horizontal-align="justify" draw:textarea-vertical-align="top" draw:auto-grow-height="false" fo:min-height="5.846cm" fo:min-width="5.85cm" fo:padding-top="0.165cm" fo:padding-bottom="0.165cm" fo:padding-left="0.29cm" fo:padding-right="0.29cm"/>
    </style:style>
    <style:style style:name="gr6" style:family="graphic" style:parent-style-name="standard">
      <style:graphic-properties svg:stroke-color="#000000" draw:fill-color="#fff200" draw:textarea-horizontal-align="justify" draw:textarea-vertical-align="middle" draw:auto-grow-height="false" fo:min-height="1.095cm" fo:min-width="5.343cm"/>
    </style:style>
    <style:style style:name="gr7" style:family="graphic" style:parent-style-name="standard">
      <style:graphic-properties svg:stroke-color="#000000" draw:fill-color="#bee3d3" draw:textarea-horizontal-align="justify" draw:textarea-vertical-align="middle" draw:auto-grow-height="false" fo:min-height="0.766cm" fo:min-width="4.199cm"/>
    </style:style>
    <style:style style:name="gr8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2.823cm"/>
    </style:style>
    <style:style style:name="gr9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2.82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width="0.081cm" svg:stroke-color="#ed1c24" draw:marker-start-width="0.321cm" draw:marker-end-width="0.321cm" draw:fill-color="#fcd4d1" draw:textarea-horizontal-align="justify" draw:textarea-vertical-align="middle" draw:auto-grow-height="false" fo:min-height="0.766cm" fo:min-width="3.183cm" fo:padding-top="0.165cm" fo:padding-bottom="0.165cm" fo:padding-left="0.29cm" fo:padding-right="0.29cm"/>
    </style:style>
    <style:style style:name="gr12" style:family="graphic" style:parent-style-name="standard">
      <style:graphic-properties svg:stroke-color="#000000" draw:fill-color="#fcd4d1" draw:textarea-horizontal-align="justify" draw:textarea-vertical-align="middle" draw:auto-grow-height="false" fo:min-height="0.766cm" fo:min-width="3.366cm"/>
    </style:style>
    <style:style style:name="gr13" style:family="graphic" style:parent-style-name="standard">
      <style:graphic-properties svg:stroke-color="#000000" draw:fill-color="#fff200" draw:textarea-horizontal-align="justify" draw:textarea-vertical-align="middle" draw:auto-grow-height="false" fo:min-height="1.082cm" fo:min-width="2.823cm"/>
    </style:style>
    <style:style style:name="gr14" style:family="graphic" style:parent-style-name="standard">
      <style:graphic-properties svg:stroke-color="#000000" draw:fill-color="#fffbcc" draw:textarea-horizontal-align="justify" draw:textarea-vertical-align="middle" draw:auto-grow-height="false" fo:min-height="0.766cm" fo:min-width="4.199cm"/>
    </style:style>
    <style:style style:name="gr15" style:family="graphic" style:parent-style-name="standard">
      <style:graphic-properties svg:stroke-width="0.081cm" svg:stroke-color="#ed1c24" draw:marker-start-width="0.321cm" draw:marker-end-width="0.321cm" draw:fill-color="#bce4e5" draw:textarea-horizontal-align="justify" draw:textarea-vertical-align="middle" draw:auto-grow-height="false" fo:min-height="0.766cm" fo:min-width="4.199cm" fo:padding-top="0.165cm" fo:padding-bottom="0.165cm" fo:padding-left="0.29cm" fo:padding-right="0.29cm"/>
    </style:style>
    <style:style style:name="gr16" style:family="graphic" style:parent-style-name="standard">
      <style:graphic-properties svg:stroke-color="#000000" draw:fill-color="#fff200" draw:textarea-horizontal-align="justify" draw:textarea-vertical-align="middle" draw:auto-grow-height="false" fo:min-height="0.826cm" fo:min-width="2.823cm"/>
    </style:style>
    <style:style style:name="gr1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8" style:family="graphic" style:parent-style-name="standard">
      <style:graphic-properties draw:stroke="dash" draw:stroke-dash="Fine_20_Dashed" svg:stroke-color="#000000" draw:fill-color="#fcd4d1" draw:textarea-horizontal-align="justify" draw:textarea-vertical-align="middle" draw:auto-grow-height="false" fo:min-height="0.766cm" fo:min-width="4.238cm"/>
    </style:style>
    <style:style style:name="gr1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0" style:family="graphic" style:parent-style-name="standard">
      <style:graphic-properties draw:stroke="dash" draw:stroke-dash="Fine_20_Dashed" svg:stroke-color="#000000" draw:fill-color="#fffbcc" draw:textarea-horizontal-align="justify" draw:textarea-vertical-align="middle" draw:auto-grow-height="false" fo:min-height="0.766cm" fo:min-width="4.199cm"/>
    </style:style>
    <style:style style:name="gr21" style:family="graphic" style:parent-style-name="standard">
      <style:graphic-properties svg:stroke-color="#000000" draw:fill-color="#bcaed5" draw:textarea-horizontal-align="justify" draw:textarea-vertical-align="middle" draw:auto-grow-height="false" fo:min-height="0.766cm" fo:min-width="4.199cm"/>
    </style:style>
    <style:style style:name="gr22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4.199cm"/>
    </style:style>
    <style:style style:name="gr23" style:family="graphic" style:parent-style-name="standard">
      <style:graphic-properties svg:stroke-width="0.081cm" svg:stroke-color="#ed1c24" draw:marker-start-width="0.321cm" draw:marker-end-width="0.321cm" draw:fill-color="#f37b70" draw:textarea-horizontal-align="justify" draw:textarea-vertical-align="middle" draw:auto-grow-height="false" fo:min-height="0.766cm" fo:min-width="4.199cm" fo:padding-top="0.165cm" fo:padding-bottom="0.165cm" fo:padding-left="0.29cm" fo:padding-right="0.29cm"/>
    </style:style>
    <style:style style:name="gr24" style:family="graphic" style:parent-style-name="standard">
      <style:graphic-properties svg:stroke-color="#000000" draw:fill-color="#faa61a" draw:textarea-horizontal-align="justify" draw:textarea-vertical-align="middle" draw:auto-grow-height="false" fo:min-height="0.534cm" fo:min-width="2.823cm"/>
    </style:style>
    <style:style style:name="gr2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6.101cm"/>
    </style:style>
    <style:style style:name="gr26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5.085cm"/>
    </style:style>
    <style:style style:name="gr27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4.199cm"/>
    </style:style>
    <style:style style:name="gr28" style:family="graphic" style:parent-style-name="standard">
      <style:graphic-properties svg:stroke-color="#000000" draw:fill-color="#8ccfb7" draw:textarea-horizontal-align="justify" draw:textarea-vertical-align="middle" draw:auto-grow-height="false" fo:min-height="0.377cm" fo:min-width="2.823cm"/>
    </style:style>
    <style:style style:name="gr29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2.142cm"/>
    </style:style>
    <style:style style:name="gr30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3.244cm"/>
    </style:style>
    <style:style style:name="gr31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3.666cm"/>
    </style:style>
    <style:style style:name="gr32" style:family="graphic" style:parent-style-name="standard">
      <style:graphic-properties draw:stroke="solid" svg:stroke-width="0.081cm" svg:stroke-color="#ed1c24" draw:marker-start-width="0.321cm" draw:marker-end-width="0.321cm" draw:fill-color="#bee3d3" draw:textarea-horizontal-align="justify" draw:textarea-vertical-align="middle" draw:auto-grow-height="false" fo:min-height="0.686cm" fo:min-width="4.5cm" fo:padding-top="0.165cm" fo:padding-bottom="0.165cm" fo:padding-left="0.29cm" fo:padding-right="0.29cm"/>
    </style:style>
    <style:style style:name="gr33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577cm"/>
    </style:style>
    <style:style style:name="gr34" style:family="graphic" style:parent-style-name="standard">
      <style:graphic-properties svg:stroke-color="#000000" draw:fill-color="#fcd4d1" draw:textarea-horizontal-align="justify" draw:textarea-vertical-align="middle" draw:auto-grow-height="false" fo:min-height="0.377cm" fo:min-width="2.823cm"/>
    </style:style>
    <style:style style:name="gr35" style:family="graphic" style:parent-style-name="standard">
      <style:graphic-properties svg:stroke-color="#000000" draw:fill-color="#fcd4d1" draw:textarea-horizontal-align="justify" draw:textarea-vertical-align="middle" draw:auto-grow-height="false" fo:min-height="1.274cm" fo:min-width="3.366cm"/>
    </style:style>
    <style:style style:name="gr36" style:family="graphic" style:parent-style-name="standard">
      <style:graphic-properties svg:stroke-width="0.081cm" svg:stroke-color="#ed1c24" draw:marker-start-width="0.321cm" draw:marker-end-width="0.321cm" draw:fill-color="#fcd4d1" draw:textarea-horizontal-align="justify" draw:textarea-vertical-align="middle" draw:auto-grow-height="false" fo:min-height="1.007cm" fo:min-width="3.103cm" fo:padding-top="0.165cm" fo:padding-bottom="0.165cm" fo:padding-left="0.29cm" fo:padding-right="0.29cm"/>
    </style:style>
    <style:style style:name="P1" style:family="paragraph">
      <style:paragraph-properties fo:text-align="start"/>
    </style:style>
    <style:style style:name="P2" style:family="paragraph">
      <loext:graphic-properties draw:fill-color="#8f93c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-color="#ddddd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-color="#dfcce4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-color="#8ccfb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adc5e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loext:graphic-properties draw:fill-color="#bee3d3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cd4d1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fffbcc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-color="#bce4e5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-color="#bcaed5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-color="#fedcc6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-color="#f37b70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faa61a"/>
      <style:paragraph-properties fo:text-align="center"/>
    </style:style>
    <style:style style:name="P18" style:family="paragraph">
      <loext:graphic-properties draw:fill-color="#8ccfb7"/>
      <style:paragraph-properties fo:text-align="center"/>
      <style:text-properties fo:color="#bee3d3"/>
    </style:style>
    <style:style style:name="P19" style:family="paragraph">
      <loext:graphic-properties draw:fill-color="#fcd4d1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45cm" svg:height="6.004cm" svg:x="13.023cm" svg:y="24.964cm">
          <text:p text:style-name="P1"><text:span text:style-name="T1">OrthogonalityLoop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6" draw:id="id6" draw:layer="layout" svg:width="5.588cm" svg:height="4.299cm" svg:x="12.565cm" svg:y="10.417cm">
          <text:p text:style-name="P1"><text:span text:style-name="T1">OUTROOT FIL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draw:layer="layout" svg:width="5.08cm" svg:height="7.112cm" svg:x="20.781cm" svg:y="19.313cm">
          <text:p text:style-name="P1"><text:span text:style-name="T1">analysi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5.588cm" svg:height="6.477cm" svg:x="26.242cm" svg:y="20.329cm">
          <text:p text:style-name="P1"><text:span text:style-name="T1">spinroot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6" draw:layer="layout" svg:width="6.35cm" svg:height="6.096cm" svg:x="12.25cm" svg:y="3.667cm">
          <text:p text:style-name="P1"><text:span text:style-name="T1">runDiskim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xml:id="id1" draw:id="id1" draw:layer="layout" svg:width="6.477cm" svg:height="1.905cm" svg:x="12.297cm" svg:y="1cm">
          <text:p text:style-name="P7"><text:span text:style-name="T2">Trains / DS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9" xml:id="id2" draw:id="id2" draw:layer="layout" svg:width="4.699cm" svg:height="1.016cm" svg:x="13.185cm" svg:y="4.683cm">
          <text:p text:style-name="P7"><text:span text:style-name="T2">skimDihadron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xml:id="id3" draw:id="id3" draw:layer="layout" svg:width="3.683cm" svg:height="0.889cm" svg:x="13.69cm" svg:y="6.516cm">
          <text:p text:style-name="P7"><text:span text:style-name="T2">diskim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9" xml:id="id4" draw:id="id4" draw:layer="layout" svg:width="4.699cm" svg:height="1.016cm" svg:x="13.185cm" svg:y="8.184cm">
          <text:p text:style-name="P7"><text:span text:style-name="T2">calcKinema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8" xml:id="id5" draw:id="id5" draw:layer="layout" svg:width="3.683cm" svg:height="1.016cm" svg:x="13.7cm" svg:y="11.541cm">
          <text:p text:style-name="P7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10" draw:layer="layout" draw:type="line" svg:x1="15.536cm" svg:y1="2.905cm" svg:x2="15.535cm" svg:y2="4.683cm" draw:start-shape="id1" draw:start-glue-point="6" draw:end-shape="id2" draw:end-glue-point="4" svg:d="M15536 2905l-1 1778" svg:viewBox="0 0 2 1779">
          <text:p/>
        </draw:connector>
        <draw:connector draw:style-name="gr10" draw:text-style-name="P10" draw:layer="layout" draw:type="line" svg:x1="15.535cm" svg:y1="5.699cm" svg:x2="15.531cm" svg:y2="6.516cm" draw:start-shape="id2" draw:start-glue-point="6" draw:end-shape="id3" draw:end-glue-point="4" svg:d="M15535 5699l-4 817" svg:viewBox="0 0 5 818">
          <text:p/>
        </draw:connector>
        <draw:connector draw:style-name="gr10" draw:text-style-name="P10" draw:layer="layout" draw:type="line" svg:x1="15.531cm" svg:y1="7.405cm" svg:x2="15.535cm" svg:y2="8.184cm" draw:start-shape="id3" draw:start-glue-point="6" draw:end-shape="id4" draw:end-glue-point="4" svg:d="M15531 7405l4 779" svg:viewBox="0 0 5 780">
          <text:p/>
        </draw:connector>
        <draw:connector draw:style-name="gr10" draw:text-style-name="P10" draw:layer="layout" draw:type="line" svg:x1="15.535cm" svg:y1="9.2cm" svg:x2="15.541cm" svg:y2="11.541cm" draw:start-shape="id4" draw:start-glue-point="6" draw:end-shape="id5" draw:end-glue-point="4" svg:d="M15535 9200l6 2341" svg:viewBox="0 0 7 2342">
          <text:p/>
        </draw:connector>
        <draw:custom-shape draw:style-name="gr11" draw:text-style-name="P11" xml:id="id7" draw:id="id7" draw:layer="layout" svg:width="3.683cm" svg:height="1.016cm" svg:x="21.353cm" svg:y="20.21cm">
          <text:p text:style-name="P7"><text:span text:style-name="T2">build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xml:id="id8" draw:id="id8" draw:layer="layout" svg:width="3.683cm" svg:height="0.889cm" svg:x="27.004cm" svg:y="21.472cm">
          <text:p text:style-name="P7"><text:span text:style-name="T2">spin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10" draw:layer="layout" svg:x1="18.153cm" svg:y1="12.567cm" svg:x2="21.353cm" svg:y2="20.718cm" draw:start-shape="id6" draw:start-glue-point="7" draw:end-shape="id7" svg:d="M18153 12567h1580v8151h1620" svg:viewBox="0 0 3201 8152">
          <text:p/>
        </draw:connector>
        <draw:custom-shape draw:style-name="gr12" draw:text-style-name="P11" xml:id="id9" draw:id="id9" draw:layer="layout" svg:width="3.866cm" svg:height="1.016cm" svg:x="21.292cm" svg:y="22.372cm">
          <text:p text:style-name="P7"><text:span text:style-name="T2">cat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xml:id="id10" draw:id="id10" draw:layer="layout" svg:width="3.683cm" svg:height="0.889cm" svg:x="27.004cm" svg:y="23.477cm">
          <text:p text:style-name="P7"><text:span text:style-name="T2">cat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10" draw:layer="layout" svg:x1="28.845cm" svg:y1="22.361cm" svg:x2="25.158cm" svg:y2="22.88cm" draw:start-shape="id8" draw:start-glue-point="6" draw:end-shape="id9" draw:end-glue-point="7" svg:d="M28845 22361v519h-3687" svg:viewBox="0 0 3688 520">
          <text:p/>
        </draw:connector>
        <draw:connector draw:style-name="gr10" draw:text-style-name="P10" draw:layer="layout" svg:x1="23.225cm" svg:y1="23.388cm" svg:x2="27.004cm" svg:y2="23.921cm" draw:start-shape="id9" draw:start-glue-point="6" draw:end-shape="id10" draw:end-glue-point="5" svg:d="M23225 23388v533h3779" svg:viewBox="0 0 3780 534">
          <text:p/>
        </draw:connector>
        <draw:custom-shape draw:style-name="gr8" draw:text-style-name="P8" xml:id="id12" draw:id="id12" draw:layer="layout" svg:width="3.683cm" svg:height="0.889cm" svg:x="27.004cm" svg:y="25.477cm">
          <text:p text:style-name="P7"><text:span text:style-name="T2">asym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11" xml:id="id11" draw:id="id11" draw:layer="layout" svg:width="3.866cm" svg:height="1.016cm" svg:x="21.293cm" svg:y="24.373cm">
          <text:p text:style-name="P7"><text:span text:style-name="T2">asym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0" draw:layer="layout" svg:x1="28.845cm" svg:y1="24.366cm" svg:x2="25.159cm" svg:y2="24.881cm" draw:start-shape="id10" draw:start-glue-point="6" draw:end-shape="id11" draw:end-glue-point="7" svg:d="M28845 24366v515h-3686" svg:viewBox="0 0 3687 516">
          <text:p/>
        </draw:connector>
        <draw:connector draw:style-name="gr10" draw:text-style-name="P10" draw:layer="layout" svg:x1="23.226cm" svg:y1="25.389cm" svg:x2="27.004cm" svg:y2="25.921cm" draw:start-shape="id11" draw:start-glue-point="6" draw:end-shape="id12" draw:end-glue-point="5" svg:d="M23226 25389v532h3778" svg:viewBox="0 0 3779 533">
          <text:p/>
        </draw:connector>
        <draw:connector draw:style-name="gr10" draw:text-style-name="P10" draw:layer="layout" svg:x1="23.194cm" svg:y1="21.226cm" svg:x2="27.004cm" svg:y2="21.916cm" draw:start-shape="id7" draw:start-glue-point="6" draw:end-shape="id8" draw:end-glue-point="5" svg:d="M23194 21226v690h3810" svg:viewBox="0 0 3811 691">
          <text:p/>
        </draw:connector>
        <draw:custom-shape draw:style-name="gr13" draw:text-style-name="P8" xml:id="id14" draw:id="id14" draw:layer="layout" svg:width="3.683cm" svg:height="1.886cm" svg:x="21.851cm" svg:y="7.572cm">
          <text:p text:style-name="P7"><text:span text:style-name="T2">plo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12" xml:id="id13" draw:id="id13" draw:layer="layout" svg:width="4.699cm" svg:height="1.016cm" svg:x="21.37cm" svg:y="10.493cm">
          <text:p text:style-name="P7"><text:span text:style-name="T2">diagnos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0" draw:layer="layout" draw:type="line" svg:x1="23.719cm" svg:y1="10.493cm" svg:x2="23.692cm" svg:y2="9.458cm" draw:start-shape="id13" draw:end-shape="id14" draw:end-glue-point="6" svg:d="M23719 10493l-27-1035" svg:viewBox="0 0 28 1036">
          <text:p/>
        </draw:connector>
        <draw:custom-shape draw:style-name="gr14" draw:text-style-name="P12" xml:id="id15" draw:id="id15" draw:layer="layout" svg:width="4.699cm" svg:height="1.016cm" svg:x="27.139cm" svg:y="9.92cm">
          <text:p text:style-name="P7"><text:span text:style-name="T2">Mh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0" draw:layer="layout" draw:line-skew="-0.003cm" svg:x1="18.153cm" svg:y1="12.567cm" svg:x2="21.37cm" svg:y2="11.001cm" draw:start-shape="id6" draw:start-glue-point="7" draw:end-shape="id13" draw:end-glue-point="5" svg:d="M18153 12567h1606v-1566h1611" svg:viewBox="0 0 3218 1567">
          <text:p/>
        </draw:connector>
        <draw:custom-shape draw:style-name="gr15" draw:text-style-name="P13" xml:id="id16" draw:id="id16" draw:layer="layout" svg:width="4.699cm" svg:height="1.016cm" svg:x="21.67cm" svg:y="14.941cm">
          <text:p text:style-name="P7"><text:span text:style-name="T2">buildRoose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xml:id="id17" draw:id="id17" draw:layer="layout" svg:width="3.683cm" svg:height="1.524cm" svg:x="27.685cm" svg:y="13.179cm">
          <text:p text:style-name="P7"><text:span text:style-name="T2">roo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10" draw:layer="layout" svg:x1="25.534cm" svg:y1="8.515cm" svg:x2="29.489cm" svg:y2="9.92cm" draw:start-shape="id14" draw:start-glue-point="7" draw:end-shape="id15" draw:end-glue-point="4" svg:d="M25534 8515h3955v1405" svg:viewBox="0 0 3956 1406">
          <text:p/>
        </draw:connector>
        <draw:connector draw:style-name="gr10" draw:text-style-name="P10" draw:layer="layout" draw:line-skew="-0.162cm" svg:x1="18.153cm" svg:y1="12.567cm" svg:x2="21.67cm" svg:y2="15.449cm" draw:start-shape="id6" draw:start-glue-point="7" draw:end-shape="id16" draw:end-glue-point="5" svg:d="M18153 12567h1577v2882h1940" svg:viewBox="0 0 3518 2883">
          <text:p/>
        </draw:connector>
        <draw:connector draw:style-name="gr17" draw:text-style-name="P10" draw:layer="layout" draw:type="line" svg:x1="29.489cm" svg:y1="10.936cm" svg:x2="29.526cm" svg:y2="13.179cm" draw:start-shape="id15" draw:start-glue-point="6" draw:end-shape="id17" draw:end-glue-point="4" svg:d="M29489 10936l37 2243" svg:viewBox="0 0 38 2244">
          <text:p/>
        </draw:connector>
        <draw:connector draw:style-name="gr10" draw:text-style-name="P10" draw:layer="layout" draw:type="lines" svg:x1="26.369cm" svg:y1="15.449cm" svg:x2="27.685cm" svg:y2="13.941cm" draw:start-shape="id16" draw:start-glue-point="7" draw:end-shape="id17" draw:end-glue-point="5" svg:d="M26369 15449h541l273-1508h502" svg:viewBox="0 0 1317 1509">
          <text:p/>
        </draw:connector>
        <draw:custom-shape draw:style-name="gr18" draw:text-style-name="P11" xml:id="id18" draw:id="id18" draw:layer="layout" svg:width="4.738cm" svg:height="1.016cm" svg:x="26.789cm" svg:y="16.908cm">
          <text:p text:style-name="P7"><text:span text:style-name="T2">buildSpinroot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10" draw:layer="layout" draw:type="lines" svg:x1="29.526cm" svg:y1="14.703cm" svg:x2="29.158cm" svg:y2="16.908cm" draw:start-shape="id17" draw:start-glue-point="6" draw:end-shape="id18" draw:end-glue-point="4" svg:d="M29526 14703v502l-368 1202v501" svg:viewBox="0 0 369 2206">
          <text:p/>
        </draw:connector>
        <draw:connector draw:style-name="gr19" draw:text-style-name="P10" draw:layer="layout" draw:type="lines" svg:x1="29.158cm" svg:y1="17.924cm" svg:x2="28.845cm" svg:y2="21.472cm" draw:start-shape="id18" draw:start-glue-point="6" draw:end-shape="id8" draw:end-glue-point="4" svg:d="M29158 17924v502l-313 2544v502" svg:viewBox="0 0 314 3549">
          <text:p/>
        </draw:connector>
        <draw:custom-shape draw:style-name="gr20" draw:text-style-name="P12" xml:id="id19" draw:id="id19" draw:layer="layout" svg:width="4.699cm" svg:height="1.016cm" svg:x="31.361cm" svg:y="15.257cm">
          <text:p text:style-name="P7"><text:span text:style-name="T2">diagnostics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10" draw:layer="layout" draw:type="lines" svg:x1="31.368cm" svg:y1="13.941cm" svg:x2="33.711cm" svg:y2="15.257cm" draw:start-shape="id17" draw:start-glue-point="7" draw:end-shape="id19" draw:end-glue-point="4" svg:d="M31368 13941h501l1842 815v501" svg:viewBox="0 0 2344 1317">
          <text:p/>
        </draw:connector>
        <draw:custom-shape draw:style-name="gr21" draw:text-style-name="P14" xml:id="id20" draw:id="id20" draw:layer="layout" svg:width="4.699cm" svg:height="1.016cm" svg:x="13.293cm" svg:y="25.834cm">
          <text:p text:style-name="P7"><text:span text:style-name="T2">BuildOrtho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xml:id="id21" draw:id="id21" draw:layer="layout" svg:width="3.683cm" svg:height="0.889cm" svg:x="13.774cm" svg:y="27.732cm">
          <text:p text:style-name="P7"><text:span text:style-name="T2">ortho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1" draw:text-style-name="P14" xml:id="id22" draw:id="id22" draw:layer="layout" svg:width="4.699cm" svg:height="1.016cm" svg:x="13.273cm" svg:y="29.347cm">
          <text:p text:style-name="P7"><text:span text:style-name="T2">Orthogonality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10" draw:layer="layout" draw:line-skew="1.099cm" svg:x1="18.153cm" svg:y1="12.567cm" svg:x2="17.992cm" svg:y2="26.342cm" draw:start-shape="id6" draw:start-glue-point="7" draw:end-shape="id20" draw:end-glue-point="7" svg:d="M18153 12567h1601v13775h-1762" svg:viewBox="0 0 1763 13776">
          <text:p/>
        </draw:connector>
        <draw:connector draw:style-name="gr10" draw:text-style-name="P10" draw:layer="layout" draw:type="lines" svg:x1="15.615cm" svg:y1="28.621cm" svg:x2="15.622cm" svg:y2="29.347cm" draw:start-shape="id21" draw:start-glue-point="6" draw:end-shape="id22" draw:end-glue-point="0" svg:d="M15615 28621v501l7-276v501" svg:viewBox="0 0 8 727">
          <text:p/>
        </draw:connector>
        <draw:custom-shape draw:style-name="gr22" draw:text-style-name="P15" xml:id="id25" draw:id="id25" draw:layer="layout" svg:width="4.699cm" svg:height="1.016cm" svg:x="13.454cm" svg:y="32.248cm">
          <text:p text:style-name="P7"><text:span text:style-name="T2">countEvent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6" xml:id="id23" draw:id="id23" draw:layer="layout" svg:width="4.699cm" svg:height="1.016cm" svg:x="7.296cm" svg:y="11.531cm">
          <text:p text:style-name="P7"><text:span text:style-name="T2">injectHelicity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7" xml:id="id24" draw:id="id24" draw:layer="layout" svg:width="3.683cm" svg:height="1.11cm" svg:x="13.708cm" svg:y="13.027cm">
          <text:p text:style-name="P7"><text:span text:style-name="T2">mc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10" draw:layer="layout" svg:x1="13.7cm" svg:y1="12.049cm" svg:x2="11.995cm" svg:y2="12.039cm" draw:start-shape="id5" draw:start-glue-point="5" draw:end-shape="id23" draw:end-glue-point="7" svg:d="M13700 12049h-833v-10h-872" svg:viewBox="0 0 1706 11">
          <text:p/>
        </draw:connector>
        <draw:connector draw:style-name="gr10" draw:text-style-name="P10" draw:layer="layout" svg:x1="9.646cm" svg:y1="12.547cm" svg:x2="13.708cm" svg:y2="13.582cm" draw:start-shape="id23" draw:start-glue-point="6" draw:end-shape="id24" draw:end-glue-point="5" svg:d="M9646 12547v1035h4062" svg:viewBox="0 0 4063 1036">
          <text:p/>
        </draw:connector>
        <draw:custom-shape draw:style-name="gr22" draw:text-style-name="P15" xml:id="id26" draw:id="id26" draw:layer="layout" svg:width="4.699cm" svg:height="1.016cm" svg:x="13.454cm" svg:y="33.749cm">
          <text:p text:style-name="P7"><text:span text:style-name="T2">kinVsRu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5" xml:id="id27" draw:id="id27" draw:layer="layout" svg:width="4.699cm" svg:height="1.016cm" svg:x="13.454cm" svg:y="35.25cm">
          <text:p text:style-name="P7"><text:span text:style-name="T2">TabulateBinMean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0" draw:layer="layout" draw:line-skew="1.099cm" svg:x1="18.153cm" svg:y1="12.567cm" svg:x2="18.153cm" svg:y2="32.756cm" draw:start-shape="id6" draw:start-glue-point="7" draw:end-shape="id25" draw:end-glue-point="7" svg:d="M18153 12567h1601v20189h-1601" svg:viewBox="0 0 1602 20190">
          <text:p/>
        </draw:connector>
        <draw:connector draw:style-name="gr10" draw:text-style-name="P10" draw:layer="layout" draw:line-skew="1.099cm" svg:x1="18.153cm" svg:y1="12.567cm" svg:x2="18.153cm" svg:y2="34.257cm" draw:start-shape="id6" draw:start-glue-point="7" draw:end-shape="id26" draw:end-glue-point="7" svg:d="M18153 12567h1601v21690h-1601" svg:viewBox="0 0 1602 21691">
          <text:p/>
        </draw:connector>
        <draw:connector draw:style-name="gr10" draw:text-style-name="P10" draw:layer="layout" draw:line-skew="1.099cm" svg:x1="18.153cm" svg:y1="12.567cm" svg:x2="18.153cm" svg:y2="35.758cm" draw:start-shape="id6" draw:start-glue-point="7" draw:end-shape="id27" draw:end-glue-point="7" svg:d="M18153 12567h1601v23191h-1601" svg:viewBox="0 0 1602 23192">
          <text:p/>
        </draw:connector>
        <draw:custom-shape draw:style-name="gr12" draw:text-style-name="P11" xml:id="id28" draw:id="id28" draw:layer="layout" svg:width="3.866cm" svg:height="1.016cm" svg:x="22.485cm" svg:y="27.824cm">
          <text:p text:style-name="P7"><text:span text:style-name="T2">Compare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0" draw:layer="layout" svg:x1="28.845cm" svg:y1="26.366cm" svg:x2="26.351cm" svg:y2="28.332cm" draw:start-shape="id12" draw:start-glue-point="6" draw:end-shape="id28" draw:end-glue-point="7" svg:d="M28845 26366v1966h-2494" svg:viewBox="0 0 2495 1967">
          <text:p/>
        </draw:connector>
        <draw:custom-shape draw:style-name="gr12" draw:text-style-name="P11" xml:id="id29" draw:id="id29" draw:layer="layout" svg:width="3.866cm" svg:height="1.016cm" svg:x="22.486cm" svg:y="29.725cm">
          <text:p text:style-name="P7"><text:span text:style-name="T2">Draw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0" draw:layer="layout" svg:x1="28.845cm" svg:y1="26.366cm" svg:x2="26.352cm" svg:y2="30.233cm" draw:start-shape="id12" draw:start-glue-point="6" draw:end-shape="id29" draw:end-glue-point="7" svg:d="M28845 26366v3867h-2493" svg:viewBox="0 0 2494 3868">
          <text:p/>
        </draw:connector>
        <draw:custom-shape draw:style-name="gr25" draw:text-style-name="P15" xml:id="id30" draw:id="id30" draw:layer="layout" svg:width="6.601cm" svg:height="1.016cm" svg:x="26.063cm" svg:y="6.23cm">
          <text:p text:style-name="P7"><text:span text:style-name="T2">drawDepolarizationFactorPlo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5" xml:id="id31" draw:id="id31" draw:layer="layout" svg:width="5.585cm" svg:height="1.016cm" svg:x="26.063cm" svg:y="4.631cm">
          <text:p text:style-name="P7"><text:span text:style-name="T2">Draw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0" draw:layer="layout" svg:x1="23.692cm" svg:y1="7.572cm" svg:x2="26.063cm" svg:y2="6.738cm" draw:start-shape="id14" draw:start-glue-point="4" draw:end-shape="id30" draw:end-glue-point="5" svg:d="M23692 7572v-834h2371" svg:viewBox="0 0 2372 835">
          <text:p/>
        </draw:connector>
        <draw:connector draw:style-name="gr10" draw:text-style-name="P10" draw:layer="layout" svg:x1="23.692cm" svg:y1="7.572cm" svg:x2="26.063cm" svg:y2="5.139cm" draw:start-shape="id14" draw:start-glue-point="4" draw:end-shape="id31" draw:end-glue-point="5" svg:d="M23692 7572v-2433h2371" svg:viewBox="0 0 2372 2434">
          <text:p/>
        </draw:connector>
        <draw:custom-shape draw:style-name="gr27" draw:text-style-name="P16" xml:id="id32" draw:id="id32" draw:layer="layout" svg:width="4.699cm" svg:height="1.016cm" svg:x="6.931cm" svg:y="15.116cm">
          <text:p text:style-name="P7"><text:span text:style-name="T2">analysis_MC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0" draw:layer="layout" svg:x1="15.549cm" svg:y1="14.137cm" svg:x2="11.63cm" svg:y2="15.624cm" draw:start-shape="id24" draw:start-glue-point="6" draw:end-shape="id32" draw:end-glue-point="7" svg:d="M15549 14137v1487h-3919" svg:viewBox="0 0 3920 1488">
          <text:p/>
        </draw:connector>
        <draw:custom-shape draw:style-name="gr28" draw:text-style-name="P18" xml:id="id33" draw:id="id33" draw:layer="layout" svg:width="3.683cm" svg:height="0.889cm" svg:x="2.336cm" svg:y="14.419cm">
          <text:p text:style-name="P7"><text:span text:style-name="T2">spinroot_inj_*/*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10" draw:layer="layout" draw:type="line" svg:x1="6.931cm" svg:y1="15.624cm" svg:x2="6.019cm" svg:y2="14.863cm" draw:start-shape="id32" draw:start-glue-point="5" draw:end-shape="id33" draw:end-glue-point="7" svg:d="M6931 15624l-912-761" svg:viewBox="0 0 913 762">
          <text:p/>
        </draw:connector>
        <draw:custom-shape draw:style-name="gr29" draw:text-style-name="P16" xml:id="id34" draw:id="id34" draw:layer="layout" svg:width="2.642cm" svg:height="1.016cm" svg:x="2.971cm" svg:y="12.497cm">
          <text:p text:style-name="P7"><text:span text:style-name="T2">Lattice1D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18" xml:id="id35" draw:id="id35" draw:layer="layout" svg:width="3.683cm" svg:height="0.889cm" svg:x="2.463cm" svg:y="10.626cm">
          <text:p text:style-name="P7"><text:span text:style-name="T2">deltaset/*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10" draw:layer="layout" draw:type="line" svg:x1="4.177cm" svg:y1="14.419cm" svg:x2="4.292cm" svg:y2="13.513cm" draw:start-shape="id33" draw:start-glue-point="4" draw:end-shape="id34" draw:end-glue-point="6" svg:d="M4177 14419l115-906" svg:viewBox="0 0 116 907">
          <text:p/>
        </draw:connector>
        <draw:connector draw:style-name="gr10" draw:text-style-name="P10" draw:layer="layout" draw:type="line" svg:x1="4.292cm" svg:y1="12.497cm" svg:x2="4.304cm" svg:y2="11.515cm" draw:start-shape="id34" draw:start-glue-point="4" draw:end-shape="id35" draw:end-glue-point="6" svg:d="M4292 12497l12-982" svg:viewBox="0 0 13 983">
          <text:p/>
        </draw:connector>
        <draw:custom-shape draw:style-name="gr30" draw:text-style-name="P16" xml:id="id36" draw:id="id36" draw:layer="layout" svg:width="3.744cm" svg:height="1.016cm" svg:x="2.436cm" svg:y="8.174cm">
          <text:p text:style-name="P7"><text:span text:style-name="T2">LatticeAnalysi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0" draw:layer="layout" draw:type="line" svg:x1="4.304cm" svg:y1="10.626cm" svg:x2="4.308cm" svg:y2="9.19cm" draw:start-shape="id35" draw:start-glue-point="4" draw:end-shape="id36" draw:end-glue-point="6" svg:d="M4304 10626l4-1436" svg:viewBox="0 0 5 1437">
          <text:p/>
        </draw:connector>
        <draw:custom-shape draw:style-name="gr31" draw:text-style-name="P15" xml:id="id37" draw:id="id37" draw:layer="layout" svg:width="4.166cm" svg:height="1.016cm" svg:x="26.063cm" svg:y="3.131cm">
          <text:p text:style-name="P7"><text:span text:style-name="T2">GetQuantile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0" draw:layer="layout" svg:x1="23.692cm" svg:y1="7.572cm" svg:x2="26.063cm" svg:y2="3.639cm" draw:start-shape="id14" draw:start-glue-point="4" draw:end-shape="id37" draw:end-glue-point="5" svg:d="M23692 7572v-3933h2371" svg:viewBox="0 0 2372 3934">
          <text:p/>
        </draw:connector>
        <draw:custom-shape draw:style-name="gr31" draw:text-style-name="P15" xml:id="id38" draw:id="id38" draw:layer="layout" svg:width="4.166cm" svg:height="1.016cm" svg:x="26.064cm" svg:y="1.632cm">
          <text:p text:style-name="P7"><text:span text:style-name="T2">SlicePlo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0" draw:layer="layout" svg:x1="23.692cm" svg:y1="7.572cm" svg:x2="26.064cm" svg:y2="2.14cm" draw:start-shape="id14" draw:start-glue-point="4" draw:end-shape="id38" draw:end-glue-point="5" svg:d="M23692 7572v-5432h2372" svg:viewBox="0 0 2373 5433">
          <text:p/>
        </draw:connector>
        <draw:custom-shape draw:style-name="gr12" draw:text-style-name="P11" xml:id="id39" draw:id="id39" draw:layer="layout" svg:width="3.866cm" svg:height="1.016cm" svg:x="22.487cm" svg:y="31.726cm">
          <text:p text:style-name="P7"><text:span text:style-name="T2">Tabulate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0" draw:layer="layout" svg:x1="28.845cm" svg:y1="26.366cm" svg:x2="26.353cm" svg:y2="32.234cm" draw:start-shape="id12" draw:start-glue-point="6" draw:end-shape="id39" draw:end-glue-point="7" svg:d="M28845 26366v5868h-2492" svg:viewBox="0 0 2493 5869">
          <text:p/>
        </draw:connector>
        <draw:connector draw:style-name="gr10" draw:text-style-name="P10" draw:layer="layout" draw:type="line" svg:x1="15.643cm" svg:y1="26.85cm" svg:x2="15.615cm" svg:y2="27.732cm" draw:start-shape="id20" draw:start-glue-point="6" draw:end-shape="id21" draw:end-glue-point="4" svg:d="M15643 26850l-28 882" svg:viewBox="0 0 29 883">
          <text:p/>
        </draw:connector>
        <draw:custom-shape draw:style-name="gr32" draw:text-style-name="P9" xml:id="id40" draw:id="id40" draw:layer="layout" svg:width="5.08cm" svg:height="1.016cm" svg:x="3.929cm" svg:y="1.843cm">
          <text:p text:style-name="P7"><text:span text:style-name="T2">skimAccidental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8" xml:id="id41" draw:id="id41" draw:layer="layout" svg:width="4.519cm" svg:height="0.889cm" svg:x="4.209cm" svg:y="3.629cm">
          <text:p text:style-name="P7"><text:span text:style-name="T2">accidentals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10" draw:layer="layout" draw:type="lines" svg:x1="12.297cm" svg:y1="1.953cm" svg:x2="9.009cm" svg:y2="2.351cm" draw:start-shape="id1" draw:start-glue-point="5" draw:end-shape="id40" draw:end-glue-point="7" svg:d="M12297 1953h-502l-2244 398h-542" svg:viewBox="0 0 3289 399">
          <text:p/>
        </draw:connector>
        <draw:connector draw:style-name="gr10" draw:text-style-name="P10" draw:layer="layout" draw:type="line" svg:x1="6.469cm" svg:y1="2.859cm" svg:x2="6.469cm" svg:y2="3.629cm" draw:start-shape="id40" draw:start-glue-point="6" draw:end-shape="id41" draw:end-glue-point="4" svg:d="M6469 2859v770" svg:viewBox="0 0 1 771">
          <text:p/>
        </draw:connector>
        <draw:custom-shape draw:style-name="gr7" draw:text-style-name="P9" xml:id="id42" draw:id="id42" draw:layer="layout" svg:width="4.699cm" svg:height="1.016cm" svg:x="4.118cm" svg:y="5.28cm">
          <text:p text:style-name="P7"><text:span text:style-name="T2">drawAccidental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0" draw:layer="layout" draw:type="line" svg:x1="6.469cm" svg:y1="4.518cm" svg:x2="6.468cm" svg:y2="5.28cm" draw:start-shape="id41" draw:start-glue-point="6" draw:end-shape="id42" draw:end-glue-point="4" svg:d="M6469 4518l-1 762" svg:viewBox="0 0 2 763">
          <text:p/>
        </draw:connector>
        <draw:custom-shape draw:style-name="gr16" draw:text-style-name="P8" xml:id="id44" draw:id="id44" draw:layer="layout" svg:width="3.683cm" svg:height="1.524cm" svg:x="1.516cm" svg:y="16.621cm">
          <text:p text:style-name="P7"><text:span text:style-name="T2">plots.root</text:span></text:p>
          <text:p text:style-name="P7"><text:span text:style-name="T1">from dat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7" draw:text-style-name="P16" xml:id="id43" draw:id="id43" draw:layer="layout" svg:width="4.699cm" svg:height="1.016cm" svg:x="6.796cm" svg:y="17.048cm">
          <text:p text:style-name="P7"><text:span text:style-name="T2">MhDecompose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0" draw:layer="layout" svg:x1="15.549cm" svg:y1="14.137cm" svg:x2="11.495cm" svg:y2="17.556cm" draw:start-shape="id24" draw:start-glue-point="6" draw:end-shape="id43" draw:end-glue-point="7" svg:d="M15549 14137v3419h-4054" svg:viewBox="0 0 4055 3420">
          <text:p/>
        </draw:connector>
        <draw:connector draw:style-name="gr10" draw:text-style-name="P10" draw:layer="layout" draw:type="lines" svg:x1="5.199cm" svg:y1="17.383cm" svg:x2="6.796cm" svg:y2="17.556cm" draw:start-shape="id44" draw:start-glue-point="7" draw:end-shape="id43" draw:end-glue-point="5" svg:d="M5199 17383h501l594 173h502" svg:viewBox="0 0 1598 174">
          <text:p/>
        </draw:connector>
        <draw:custom-shape draw:style-name="gr34" draw:text-style-name="P19" xml:id="id45" draw:id="id45" draw:layer="layout" svg:width="3.683cm" svg:height="0.889cm" svg:x="7.231cm" svg:y="19.215cm">
          <text:p text:style-name="P7"><text:span text:style-name="T2">mhdecomp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10" draw:layer="layout" draw:type="lines" svg:x1="9.146cm" svg:y1="18.064cm" svg:x2="9.072cm" svg:y2="19.215cm" draw:start-shape="id43" draw:start-glue-point="6" draw:end-shape="id45" draw:end-glue-point="4" svg:d="M9146 18064v502l-74 147v502" svg:viewBox="0 0 75 1152">
          <text:p/>
        </draw:connector>
        <draw:custom-shape draw:style-name="gr35" draw:text-style-name="P11" xml:id="id46" draw:id="id46" draw:layer="layout" svg:width="3.866cm" svg:height="1.524cm" svg:x="32.544cm" svg:y="25.13cm">
          <text:p text:style-name="P7"><text:span text:style-name="T2">asymFit.cpp</text:span></text:p>
          <text:p text:style-name="P7"><text:span text:style-name="T3">fitAlgo = 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xml:id="id47" draw:id="id47" draw:layer="layout" svg:width="3.683cm" svg:height="0.889cm" svg:x="32.631cm" svg:y="22.209cm">
          <text:p text:style-name="P7"><text:span text:style-name="T2">catMC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10" draw:layer="layout" svg:x1="30.687cm" svg:y1="23.921cm" svg:x2="34.477cm" svg:y2="25.13cm" draw:start-shape="id10" draw:start-glue-point="7" draw:end-shape="id46" draw:end-glue-point="4" svg:d="M30687 23921h3790v1209" svg:viewBox="0 0 3791 1210">
          <text:p/>
        </draw:connector>
        <draw:connector draw:style-name="gr10" draw:text-style-name="P10" draw:layer="layout" svg:x1="34.472cm" svg:y1="23.098cm" svg:x2="34.477cm" svg:y2="25.13cm" draw:start-shape="id47" draw:start-glue-point="6" draw:end-shape="id46" draw:end-glue-point="4" svg:d="M34472 23098v1016h5v1016" svg:viewBox="0 0 6 2033">
          <text:p/>
        </draw:connector>
        <draw:custom-shape draw:style-name="gr8" draw:text-style-name="P8" xml:id="id48" draw:id="id48" draw:layer="layout" svg:width="3.683cm" svg:height="0.889cm" svg:x="32.504cm" svg:y="28.178cm">
          <text:p text:style-name="P7"><text:span text:style-name="T2">asymBru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10" draw:layer="layout" draw:type="lines" svg:x1="34.477cm" svg:y1="26.654cm" svg:x2="34.345cm" svg:y2="28.178cm" draw:start-shape="id46" draw:start-glue-point="6" draw:end-shape="id48" draw:end-glue-point="4" svg:d="M34477 26654v502l-132 520v502" svg:viewBox="0 0 133 1525">
          <text:p/>
        </draw:connector>
        <draw:custom-shape draw:style-name="gr36" draw:text-style-name="P11" xml:id="id49" draw:id="id49" draw:layer="layout" svg:width="3.683cm" svg:height="1.337cm" svg:x="32.635cm" svg:y="19.542cm">
          <text:p text:style-name="P7"><text:span text:style-name="T2">buildSpinroot.cpp</text:span></text:p>
          <text:p text:style-name="P7"><text:span text:style-name="T2">1 bin, on M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0" draw:layer="layout" draw:type="lines" svg:x1="34.476cm" svg:y1="20.879cm" svg:x2="34.472cm" svg:y2="22.209cm" draw:start-shape="id49" draw:start-glue-point="6" draw:end-shape="id47" draw:end-glue-point="4" svg:d="M34476 20879v541l-4 287v502" svg:viewBox="0 0 5 13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30T16:51:27.756150831</meta:creation-date>
    <dc:date>2021-02-11T12:33:34.406794376</dc:date>
    <meta:editing-duration>PT1H35M11S</meta:editing-duration>
    <meta:editing-cycles>27</meta:editing-cycles>
    <meta:generator>LibreOffice/6.0.7.3$Linux_X86_64 LibreOffice_project/00m0$Build-3</meta:generator>
    <meta:document-statistic meta:object-count="102"/>
  </office:meta>
</office:document-meta>
</file>